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ce2" style:family="table-cell" style:parent-style-name="Default"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1.5661in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4717in" svg:y="1.6185in">
            <draw:object draw:notify-on-update-of-ranges="Sheet1.A2:Sheet1.A5 Sheet1.N1:Sheet1.N1 Sheet1.N2:Sheet1.N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2"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10"/>
          <table:table-cell table:style-name="ce1" office:value-type="string">
            <text:p>Fsize</text:p>
          </table:table-cell>
          <table:table-cell table:style-name="ce1" office:value-type="string">
            <text:p>Accuracy</text:p>
          </table:table-cell>
          <table:table-cell table:number-columns-repeated="1010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float" office:value="0.861975">
            <text:p>0.861975</text:p>
          </table:table-cell>
          <table:table-cell table:number-columns-repeated="10"/>
          <table:table-cell table:style-name="ce1" office:value-type="float" office:value="5">
            <text:p>5</text:p>
          </table:table-cell>
          <table:table-cell table:style-name="ce1" office:value-type="float" office:value="0.940135">
            <text:p>0.940135</text:p>
          </table:table-cell>
          <table:table-cell table:number-columns-repeated="1010"/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float" office:value="0.894118">
            <text:p>0.894118</text:p>
          </table:table-cell>
          <table:table-cell table:number-columns-repeated="10"/>
          <table:table-cell table:style-name="ce1" office:value-type="float" office:value="10">
            <text:p>10</text:p>
          </table:table-cell>
          <table:table-cell table:style-name="ce1" office:value-type="float" office:value="0.929724">
            <text:p>0.929724</text:p>
          </table:table-cell>
          <table:table-cell table:number-columns-repeated="1010"/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1" office:value-type="float" office:value="0.901261">
            <text:p>0.901261</text:p>
          </table:table-cell>
          <table:table-cell table:number-columns-repeated="10"/>
          <table:table-cell table:style-name="ce1" office:value-type="float" office:value="20">
            <text:p>20</text:p>
          </table:table-cell>
          <table:table-cell table:style-name="ce1" office:value-type="float" office:value="0.925039">
            <text:p>0.925039</text:p>
          </table:table-cell>
          <table:table-cell table:number-columns-repeated="1010"/>
        </table:table-row>
        <table:table-row table:style-name="ro4">
          <table:table-cell table:style-name="ce1" office:value-type="float" office:value="50">
            <text:p>50</text:p>
          </table:table-cell>
          <table:table-cell table:style-name="ce1" office:value-type="float" office:value="0.888235">
            <text:p>0.888235</text:p>
          </table:table-cell>
          <table:table-cell table:number-columns-repeated="10"/>
          <table:table-cell table:style-name="ce1" office:value-type="float" office:value="50">
            <text:p>50</text:p>
          </table:table-cell>
          <table:table-cell table:style-name="ce1" office:value-type="float" office:value="0.911504">
            <text:p>0.911504</text:p>
          </table:table-cell>
          <table:table-cell table:number-columns-repeated="101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4T17:28:46</meta:creation-date>
    <dc:date>2012-10-25T15:58:43</dc:date>
    <dc:creator>Chaitanya 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ccuracy vs Number of Feature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A2:Sheet1.B5 Sheet1.B1:Sheet1.B1" chart:data-source-has-labels="both" svg:x="1.331cm" svg:y="2.318cm" svg:width="11.23cm" svg:height="5.521cm">
          <chartooo:coordinate-region svg:x="2.243cm" svg:y="2.517cm" svg:width="10.131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A2:Sheet1.A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0.861975">
                <text:p>0.861975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94118">
                <text:p>0.8941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1261">
                <text:p>0.901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88235">
                <text:p>0.888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ccuracy vs Number of Features</text:p>
        </chart:title>
        <chart:subtitle svg:x="6.951cm" svg:y="1.275cm" chart:style-name="ch3">
          <text:p>Testing Set</text:p>
        </chart:subtitle>
        <chart:legend chart:legend-position="end" svg:x="13.2cm" svg:y="4.201cm" style:legend-expansion="high" chart:style-name="ch4"/>
        <chart:plot-area chart:style-name="ch5" table:cell-range-address="Sheet1.A2:Sheet1.A5 Sheet1.N1:Sheet1.N5" chart:data-source-has-labels="both" svg:x="1.331cm" svg:y="2.318cm" svg:width="11.23cm" svg:height="5.521cm">
          <chartooo:coordinate-region svg:x="2.429cm" svg:y="2.517cm" svg:width="9.945cm" svg:height="4.675cm"/>
          <chart:axis chart:dimension="x" chart:name="primary-x" chart:style-name="ch6" chartooo:axis-type="auto">
            <chartooo:date-scale/>
            <chart:title svg:x="6.505cm" svg:y="8.019cm" chart:style-name="ch7">
              <text:p>Fsize</text:p>
            </chart:title>
            <chart:categories table:cell-range-address="Sheet1.A2:Sheet1.A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N2:Sheet1.N5" chart:label-cell-address="Sheet1.N1:Sheet1.N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0.940135">
                <text:p>0.940135</text:p>
                <draw:g>
                  <svg:desc>Sheet1.N2:Sheet1.N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9724">
                <text:p>0.929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5039">
                <text:p>0.9250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1504">
                <text:p>0.911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